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d0d" officeooo:paragraph-rsid="000d2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cs.cornell.edu/~wdtseng/icpc/notes/graph_part4.pdf" text:style-name="Internet_20_link" text:visited-style-name="Visited_20_Internet_20_Link">http://www.cs.cornell.edu/~wdtseng/icpc/notes/graph_part4.pdf</text:a></text:p>
      <text:p text:style-name="P1"/>
      <text:p text:style-name="P1"><text:a xlink:type="simple" xlink:href="https://github.com/sebastian-claici/dsa/blob/master/cpp/data_structures/disjoint_set/disjoint_set.cpp" text:style-name="Internet_20_link" text:visited-style-name="Visited_20_Internet_20_Link">https://github.com/sebastian-claici/dsa/blob/master/cpp/data_structures/disjoint_set/disjoint_set.cpp</text:a></text:p>
      <text:p text:style-name="P1"><text:a xlink:type="simple" xlink:href="https://github.com/marioyc/ACM-ICPC-Library/blob/master/graphs/union-find.cpp" text:style-name="Internet_20_link" text:visited-style-name="Visited_20_Internet_20_Link">https://github.com/marioyc/ACM-ICPC-Library/blob/master/graphs/union-find.cpp</text:a></text:p>
      <text:p text:style-name="P1"><text:a xlink:type="simple" xlink:href="http://git.aliens-lyon.fr/atalon/acm-notebook/blob/master/older/code4.cpp" text:style-name="Internet_20_link" text:visited-style-name="Visited_20_Internet_20_Link">http://git.aliens-lyon.fr/atalon/acm-notebook/blob/master/older/code4.cpp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2:47:40.909655244</meta:creation-date>
    <meta:generator>LibreOffice/4.4.4.3$Linux_X86_64 LibreOffice_project/40m0$Build-3</meta:generator>
    <dc:date>2015-07-25T03:30:22.561307550</dc:date>
    <meta:editing-duration>PT24M10S</meta:editing-duration>
    <meta:editing-cycles>1</meta:editing-cycles>
    <meta:document-statistic meta:table-count="0" meta:image-count="0" meta:object-count="0" meta:page-count="1" meta:paragraph-count="4" meta:word-count="4" meta:character-count="312" meta:non-whitespace-character-count="312"/>
  </office:meta>
</office:document-meta>
</file>